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 PL KaitiM GB" svg:font-family="'AR PL KaitiM GB'" style:font-pitch="variable"/>
    <style:font-face style:name="Lohit Hindi" svg:font-family="'Lohit Hindi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4.7244in" fo:text-indent="0in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in" fo:margin-right="0in" fo:text-align="justify" style:justify-single-word="false" fo:text-indent="1.1811in" style:auto-text-indent="false"/>
    </style:style>
    <style:style style:name="P5" style:family="paragraph" style:parent-style-name="Standard">
      <style:paragraph-properties fo:margin-left="2.7563in" fo:margin-right="0in" fo:text-align="center" style:justify-single-word="false" fo:text-indent="0.002in" style:auto-text-indent="false"/>
    </style:style>
    <style:style style:name="P6" style:family="paragraph" style:parent-style-name="Standard">
      <style:paragraph-properties fo:margin-left="2.7563in" fo:margin-right="0in" fo:text-align="center" style:justify-single-word="false" fo:text-indent="0.002in" style:auto-text-indent="false"/>
      <style:text-properties style:text-underline-style="none" officeooo:rsid="001e73c7" officeooo:paragraph-rsid="001e73c7"/>
    </style:style>
    <style:style style:name="P7" style:family="paragraph" style:parent-style-name="Standard">
      <style:paragraph-properties fo:margin-left="2.7563in" fo:margin-right="0in" fo:text-align="center" style:justify-single-word="false" fo:text-indent="0.002in" style:auto-text-indent="false"/>
      <style:text-properties officeooo:rsid="001e73c7" officeooo:paragraph-rsid="001e73c7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>
      <style:paragraph-properties fo:margin-left="1.4752in" fo:margin-right="0in" fo:text-align="justify" style:justify-single-word="false" fo:text-indent="0.4917in" style:auto-text-indent="false"/>
    </style:style>
    <style:style style:name="T1" style:family="text">
      <style:text-properties officeooo:rsid="001e73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nta Fe, <text:span text:style-name="T1">26</text:span> de <text:span text:style-name="T1">abril</text:span> de <text:span text:style-name="T1">2016</text:span></text:p>
      <text:p text:style-name="Standard"/>
      <text:p text:style-name="Standard"/>
      <text:p text:style-name="Standard">Sr. Decano</text:p>
      <text:p text:style-name="Standard">Facultad de Ingeniería y Ciencias Hídricas</text:p>
      <text:p text:style-name="Standard">Dr. Raúl Pedraza</text:p>
      <text:p text:style-name="P3">S<text:tab/>/<text:tab/>D</text:p>
      <text:p text:style-name="P1"/>
      <text:p text:style-name="P4">Me dirijo a Usted a los efectos de solicitarle la autorización correspondiente, para dar inicio al Proyecto Final de la Carrera de <text:span text:style-name="T1">Ingeniería en Informática</text:span>, Plan <text:span text:style-name="T1">1999</text:span>.</text:p>
      <text:p text:style-name="P4"/>
      <text:p text:style-name="P4">Sin otro particular, lo saluda muy atentamente,</text:p>
      <text:p text:style-name="P2"/>
      <text:p text:style-name="P2"/>
      <text:p text:style-name="P2"/>
      <text:p text:style-name="P2"/>
      <text:p text:style-name="P5">………………………..</text:p>
      <text:p text:style-name="P6">Sebastián Berra</text:p>
      <text:p text:style-name="P7">26072972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 PL KaitiM GB" svg:font-family="'AR PL KaitiM GB'" style:font-pitch="variable"/>
    <style:font-face style:name="Lohit Hindi" svg:font-family="'Lohit Hindi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Times New Roman'" style:font-pitch-complex="variable"/>
    </style:style>
    <style:style style:name="Encabezad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1" style:display-name="Fuente de párrafo predeter.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nta Fe, 06 de octubre de 2008</dc:title>
    <meta:initial-creator>intel</meta:initial-creator>
    <meta:creation-date>2010-11-10T17:54:00</meta:creation-date>
    <dc:date>2016-04-24T22:30:22.573677855</dc:date>
    <meta:print-date>2008-10-06T09:30:00</meta:print-date>
    <meta:editing-cycles>3</meta:editing-cycles>
    <meta:editing-duration>PT3M22S</meta:editing-duration>
    <meta:document-statistic meta:table-count="0" meta:image-count="0" meta:object-count="0" meta:page-count="1" meta:paragraph-count="10" meta:word-count="59" meta:character-count="351" meta:non-whitespace-character-count="302"/>
    <meta:generator>LibreOffice/5.0.4.2$Linux_X86_64 LibreOffice_project/00m0$Build-2</meta:generator>
  </office:meta>
</office:document-meta>
</file>